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xternalEndpoint.getEndpoin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ternalEndpoint.ExternalEndpoint( QName eprElement , String locationUri , QName serviceName , String epName , QName interface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ExternalEndpoint.getAsReference( QName operation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ExternalEndpoint.getService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ternalEndpoint.getInterfac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ternalEndpoint.ExternalEndpoint( QName eprElement , String locationUri , QName serviceName , String epName , QName [ ] interfac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